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fdf8" officeooo:paragraph-rsid="003774df"/>
    </style:style>
    <style:style style:name="P2" style:family="paragraph" style:parent-style-name="Text_20_body">
      <style:text-properties officeooo:rsid="001f1efa" officeooo:paragraph-rsid="003774df"/>
    </style:style>
    <style:style style:name="P3" style:family="paragraph" style:parent-style-name="Text_20_body">
      <style:text-properties officeooo:rsid="001fd429" officeooo:paragraph-rsid="003774df"/>
    </style:style>
    <style:style style:name="P4" style:family="paragraph" style:parent-style-name="Heading_20_2">
      <style:text-properties officeooo:paragraph-rsid="003774df"/>
    </style:style>
    <style:style style:name="P5" style:family="paragraph" style:parent-style-name="Heading_20_3">
      <style:text-properties officeooo:rsid="001efdf8" officeooo:paragraph-rsid="003774df"/>
    </style:style>
    <style:style style:name="P6" style:family="paragraph" style:parent-style-name="Heading_20_3">
      <style:text-properties officeooo:paragraph-rsid="003774df"/>
    </style:style>
    <style:style style:name="P7" style:family="paragraph" style:parent-style-name="Text_20_body">
      <style:text-properties officeooo:rsid="00394f0d" officeooo:paragraph-rsid="00394f0d"/>
    </style:style>
    <style:style style:name="P8" style:family="paragraph" style:parent-style-name="Text_20_body">
      <style:text-properties officeooo:rsid="003d726f" officeooo:paragraph-rsid="003d726f"/>
    </style:style>
    <style:style style:name="P9" style:family="paragraph" style:parent-style-name="Heading_20_1" style:master-page-name="Right_20_Page">
      <style:paragraph-properties style:page-number="auto"/>
      <style:text-properties officeooo:rsid="003d726f" officeooo:paragraph-rsid="003d726f"/>
    </style:style>
    <style:style style:name="P10" style:family="paragraph" style:parent-style-name="Heading_20_3">
      <style:text-properties officeooo:paragraph-rsid="003bfd45"/>
    </style:style>
    <style:style style:name="P11" style:family="paragraph" style:parent-style-name="Heading_20_3">
      <style:text-properties officeooo:rsid="003d726f" officeooo:paragraph-rsid="003d726f"/>
    </style:style>
    <style:style style:name="P12" style:family="paragraph" style:parent-style-name="Heading_20_3">
      <style:text-properties officeooo:paragraph-rsid="003d726f"/>
    </style:style>
    <style:style style:name="P13" style:family="paragraph" style:parent-style-name="Heading_20_3">
      <style:paragraph-properties fo:margin-top="1.199cm" fo:margin-bottom="0.25cm" loext:contextual-spacing="false"/>
    </style:style>
    <style:style style:name="T1" style:family="text">
      <style:text-properties officeooo:rsid="001f1efa"/>
    </style:style>
    <style:style style:name="T2" style:family="text">
      <style:text-properties officeooo:rsid="001fd429"/>
    </style:style>
    <style:style style:name="T3" style:family="text">
      <style:text-properties officeooo:rsid="001efdf8"/>
    </style:style>
    <style:style style:name="T4" style:family="text">
      <style:text-properties officeooo:rsid="003774df"/>
    </style:style>
    <style:style style:name="T5" style:family="text">
      <style:text-properties officeooo:rsid="00394f0d"/>
    </style:style>
    <style:style style:name="T6" style:family="text">
      <style:text-properties officeooo:rsid="003bfd45"/>
    </style:style>
    <style:style style:name="T7" style:family="text">
      <style:text-properties officeooo:rsid="003d72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You Were Meant For Me</text:h>
      <text:p text:style-name="P4">(<text:span text:style-name="T7">Jewel</text:span>)</text:p>
      <text:p text:style-name="P11">[INTRO]</text:p>
      <text:p text:style-name="P8">C <text:s text:c="4"/>G <text:s/>C Em</text:p>
      <text:p text:style-name="P8">C <text:s text:c="4"/>G <text:s/>C Em</text:p>
      <text:p text:style-name="Heading_20_3">[VERSE 1]</text:p>
      <text:p text:style-name="P8">C <text:s text:c="16"/>G </text:p>
      <text:p text:style-name="P8">I hear the clock, it's six a.m.</text:p>
      <text:p text:style-name="P8">C <text:s text:c="17"/>Em</text:p>
      <text:p text:style-name="P8">I feel so far from where I've been</text:p>
      <text:p text:style-name="P8">C <text:s text:c="23"/>G </text:p>
      <text:p text:style-name="P8">I got my eggs. <text:s/>I got my pancakes too</text:p>
      <text:p text:style-name="P8">C <text:s text:c="20"/>D</text:p>
      <text:p text:style-name="P8">I got my maple syrup, everything but you</text:p>
      <text:p text:style-name="P8">C <text:s text:c="24"/>G </text:p>
      <text:p text:style-name="P8">I break the yolks, make a smiley face</text:p>
      <text:p text:style-name="P8">C <text:s text:c="20"/>Em</text:p>
      <text:p text:style-name="P8">I kinda like it in my brand new place</text:p>
      <text:p text:style-name="P8"><text:s text:c="9"/>C <text:s text:c="22"/></text:p>
      <text:p text:style-name="P8">Wipe the spots off of the mirror </text:p>
      <text:p text:style-name="P8"><text:s text:c="16"/>G </text:p>
      <text:p text:style-name="P8">don't leave the keys in the door</text:p>
      <text:p text:style-name="P8">C <text:s text:c="27"/>D</text:p>
      <text:p text:style-name="P8">I never put my towels on the floor anymore 'cause</text:p>
      <text:p text:style-name="Heading_20_3">[CHORUS]</text:p>
      <text:p text:style-name="P8">C <text:s text:c="10"/>D <text:s text:c="6"/>G <text:s text:c="3"/>D <text:s text:c="11"/>Em</text:p>
      <text:p text:style-name="P8">Dreams last so long Even after you're gone</text:p>
      <text:p text:style-name="P8">C <text:s text:c="10"/>D <text:s text:c="10"/>G <text:s text:c="7"/>D <text:s text:c="7"/>Em</text:p>
      <text:p text:style-name="P8">I know that you love me And soon you will see</text:p>
      <text:p text:style-name="P8">C <text:s text:c="24"/>D <text:s text:c="14"/>Em <text:s text:c="4"/></text:p>
      <text:p text:style-name="P8">You were meant for me And I was meant for you</text:p>
      <text:p text:style-name="P13"><text:soft-page-break/>[VERSE 2]</text:p>
      <text:p text:style-name="P8">C <text:s text:c="25"/>G </text:p>
      <text:p text:style-name="P8">I called my momma, she was out for a walk</text:p>
      <text:p text:style-name="P8">C <text:s text:c="27"/>Em</text:p>
      <text:p text:style-name="P8">Consoled a cup of coffee but it didn't wanna talk so I</text:p>
      <text:p text:style-name="P8">C <text:s text:c="24"/>G </text:p>
      <text:p text:style-name="P8">Picked up a paper, it was more bad news</text:p>
      <text:p text:style-name="P8">C <text:s text:c="26"/>D</text:p>
      <text:p text:style-name="P8">More hearts being broken or people being used</text:p>
      <text:p text:style-name="P8">C <text:s text:c="20"/>G </text:p>
      <text:p text:style-name="P8">Put on my coat in the pouring rain</text:p>
      <text:p text:style-name="P8">C <text:s text:c="20"/>Em</text:p>
      <text:p text:style-name="P8">I saw a movie it just wasn't the same</text:p>
      <text:p text:style-name="P8"><text:s text:c="7"/>C <text:s text:c="14"/>G </text:p>
      <text:p text:style-name="P8">'Cause it was happy oh I was sad and</text:p>
      <text:p text:style-name="P8">C <text:s text:c="18"/>D</text:p>
      <text:p text:style-name="P8">It made me miss you oh so bad</text:p>
      <text:p text:style-name="P12">[CHORUS]</text:p>
      <text:p text:style-name="P8">C <text:s text:c="10"/>D <text:s text:c="6"/>G <text:s text:c="3"/>D <text:s text:c="11"/>Em</text:p>
      <text:p text:style-name="P8">Dreams last so long Even after you're gone</text:p>
      <text:p text:style-name="P8">C <text:s text:c="10"/>D <text:s text:c="10"/>G <text:s text:c="7"/>D <text:s text:c="7"/>Em</text:p>
      <text:p text:style-name="P8">I know that you love me And soon you will see</text:p>
      <text:p text:style-name="P8">C <text:s text:c="24"/>D <text:s text:c="14"/>Em <text:s text:c="4"/></text:p>
      <text:p text:style-name="P8">You were meant for me And I was meant for you</text:p>
      <text:p text:style-name="Heading_20_3">[BRIDGE]</text:p>
      <text:p text:style-name="P8">C <text:s text:c="24"/>D</text:p>
      <text:p text:style-name="P8">Go about my business, I'm doing fine</text:p>
      <text:p text:style-name="P8"><text:s text:c="9"/>G <text:s text:c="14"/>D <text:s text:c="13"/>Em</text:p>
      <text:p text:style-name="P8">Besides, what I say if I had you on the line</text:p>
      <text:p text:style-name="P8">C <text:s text:c="18"/>D</text:p>
      <text:p text:style-name="P8">Same old story, not much to say</text:p>
      <text:p text:style-name="P8">Em</text:p>
      <text:p text:style-name="P8">Hearts are broken every day</text:p>
      <text:p text:style-name="Heading_20_3">[INSTRUMENTAL]</text:p>
      <text:p text:style-name="P8">C <text:s text:c="4"/>G <text:s/>C Em</text:p>
      <text:p text:style-name="P8">C <text:s text:c="4"/>G <text:s/>C Em</text:p>
      <text:p text:style-name="Heading_20_3"><text:soft-page-break/>[VERSE 3]</text:p>
      <text:p text:style-name="P8">C <text:s text:c="27"/>G </text:p>
      <text:p text:style-name="P8">I brush my teeth and put the cap back on</text:p>
      <text:p text:style-name="P8">C <text:s text:c="24"/>Em</text:p>
      <text:p text:style-name="P8">I know you hate it when I leave the light on</text:p>
      <text:p text:style-name="P8"><text:s text:c="2"/>C <text:s text:c="15"/>G </text:p>
      <text:p text:style-name="P8">I pick a book up. <text:s/>Turn the sheets down.</text:p>
      <text:p text:style-name="P8">C <text:s text:c="23"/>D</text:p>
      <text:p text:style-name="P8">Take a deep breath and a good look around</text:p>
      <text:p text:style-name="P8">C <text:s text:c="14"/>G </text:p>
      <text:p text:style-name="P8">Put on pj's and hop into bed</text:p>
      <text:p text:style-name="P8"><text:s text:c="4"/>C <text:s text:c="20"/>Em</text:p>
      <text:p text:style-name="P8">I'm half alive but I feel mostly dead</text:p>
      <text:p text:style-name="P8">C <text:s text:c="26"/>G </text:p>
      <text:p text:style-name="P8">I try and tell myself it'll be all right</text:p>
      <text:p text:style-name="P8">C <text:s text:c="24"/>D</text:p>
      <text:p text:style-name="P8">I just shouldn't think anymore tonight</text:p>
      <text:p text:style-name="P12">[CHORUS]</text:p>
      <text:p text:style-name="P8">C <text:s text:c="10"/>D <text:s text:c="6"/>G <text:s text:c="3"/>D <text:s text:c="11"/>Em</text:p>
      <text:p text:style-name="P8">Dreams last so long Even after you're gone</text:p>
      <text:p text:style-name="P8">C <text:s text:c="10"/>D <text:s text:c="10"/>G <text:s text:c="7"/>D <text:s text:c="7"/>Em</text:p>
      <text:p text:style-name="P8">I know that you love me And soon you will see</text:p>
      <text:p text:style-name="P8">C <text:s text:c="24"/>D <text:s text:c="14"/>Em <text:s text:c="4"/></text:p>
      <text:p text:style-name="P8">You were meant for me And I was meant for you</text:p>
      <text:p text:style-name="Heading_20_3">[OUTRO]</text:p>
      <text:p text:style-name="P8">C</text:p>
      <text:p text:style-name="P8">You were meant for me,</text:p>
      <text:p text:style-name="P8"><text:s text:c="4"/>D <text:s text:c="14"/>C <text:s text:c="6"/>G <text:s text:c="3"/>C <text:s text:c="2"/>Em</text:p>
      <text:p text:style-name="P8">and I was meant for you 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9M44S</meta:editing-duration>
    <meta:editing-cycles>43</meta:editing-cycles>
    <meta:generator>LibreOffice/5.3.6.1$MacOSX_X86_64 LibreOffice_project/686f202eff87ef707079aeb7f485847613344eb7</meta:generator>
    <dc:title>Lyrics + Chords</dc:title>
    <dc:date>2017-12-21T14:52:08.905938000</dc:date>
    <meta:print-date>2017-04-03T12:23:29.985893000</meta:print-date>
    <meta:document-statistic meta:table-count="0" meta:image-count="0" meta:object-count="0" meta:page-count="3" meta:paragraph-count="96" meta:word-count="483" meta:character-count="2890" meta:non-whitespace-character-count="148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